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charset="x-symbol"/>
    <style:font-face style:name="OpenSymbol1"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Standard" style:list-style-name="L3">
      <style:text-properties style:font-name="Calibri" fo:font-size="12pt" style:font-size-asian="12pt" style:font-size-complex="12pt"/>
    </style:style>
    <style:style style:name="P3"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4" style:family="paragraph" style:parent-style-name="Standard">
      <style:text-properties style:font-name="Calibri"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8.23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8.23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íctor Visús García</text:p>
      <text:p text:style-name="P6"/>
      <text:p text:style-name="P3">Propuesta proyecto DAM 2ª Evaluación (PROG y BD)</text:p>
      <text:p text:style-name="P1"/>
      <text:p text:style-name="P1">Aplicación para gestionar un calendario de conciertos amateur.</text:p>
      <text:p text:style-name="P1"/>
      <text:p text:style-name="P1">En su forma más básica, dos tipos de usuario principales – Salas de conciertos y Artistas –, la interacción más básica entre ellos consiste en que ambos tienen una agenda/calendario en la que se puede visualizar las fechas que tienen ocupadas y las que tienen libres para un posible evento, y poder concretar una fecha para una actuación, ya sea el artista el interesado en la sala o la sala en ocupar una fecha libre con el artista.</text:p>
      <text:p text:style-name="P1">Para el cierre de una fecha el interesado realiza una “Solicitud de evento” a la parte contraria, la cual debe confirmarla, una vez confirmada la fecha queda reservada.</text:p>
      <text:p text:style-name="P1"/>
      <text:p text:style-name="P1">Existe un tercer tipo de usuario -Espectadores- que lo que podrán realizar es ver las agendas de los otros usuarios, ya sea la de la sala o la del artista (y lo ideal sería una calendario general con todas las salas y todos los grupo)</text:p>
      <text:p text:style-name="P1"/>
      <text:p text:style-name="P1">Los perfiles principales tienen una serie de campos que los caracterizan -nombre, foto, estilo musical, etc. dependiendo de si es Sala o es Artista tendrá unos u otros (estos datos deberían ser visibles al resto de usuarios)-, además existirán otros campos necesarios para que el proceso de contratación sea lo más ágil posible y con la mínima comunicación entre los usuarios, estos están relacionados con necesidades del ámbito técnico y económico.</text:p>
      <text:p text:style-name="P4">Por poner algún ejemplo:</text:p>
      <text:list xml:id="list1202000984055882860" text:style-name="L3">
        <text:list-item>
          <text:p text:style-name="P2">Relacionados con la Sala: precio de alquiler de sala, con que equipo cuenta, si tiene backline, técnico de sonido, etc.</text:p>
        </text:list-item>
        <text:list-item>
          <text:p text:style-name="P2">y con el Artista: Caché deseada, alquiler de sala máximo deseado, porcentaje mínimo de taquilla, etc. </text:p>
        </text:list-item>
      </text:list>
      <text:p text:style-name="P1"/>
      <text:p text:style-name="P1">El perfil de Espectador debería poder ver los calendarios tanto de las sala como del Artista y uno general en el que aparezcan todos los eventos de la aplicación, además de los datos públicos de los otros dos usuarios (nombre, estilos, etc.).</text:p>
      <text:p text:style-name="P1"/>
      <text:p text:style-name="P1">Los “datos de contratación”de los usuarios serían visibles solo por el tipo de usuario “contrario” al del usuario actual, quiero decir el usuario Sala vería estos datos de los usuarios Artistas pero no de los otros usuarios Sala, y estos datos no serían visibles por el usuario Espect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charset="x-symbol"/>
    <style:font-face style:name="OpenSymbol1"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Fuente_20_de_20_párrafo_20_predeter." style:display-name="Fuente de párrafo predeter."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0T18:12:14.01</meta:creation-date>
    <meta:document-statistic meta:table-count="0" meta:image-count="0" meta:object-count="0" meta:page-count="1" meta:paragraph-count="12" meta:word-count="371" meta:character-count="2189"/>
    <dc:date>2021-02-10T18:59:19.71</dc:date>
    <meta:editing-duration>PT12M17S</meta:editing-duration>
    <meta:editing-cycles>1</meta:editing-cycles>
    <meta:generator>OpenOffice/4.1.9$Win32 OpenOffice.org_project/419m1$Build-9805</meta:generator>
  </office:meta>
</office:document-meta>
</file>